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2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2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2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1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64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 style:text-autospace="none"/>
      <style:text-properties fo:font-size="32pt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2pt" fo:text-shadow="none" fo:font-weight="normal" style:font-size-asian="32pt" style:font-weight-asian="normal" style:font-size-complex="32pt" style:font-weight-complex="normal"/>
    </style:style>
    <style:style style:name="P10" style:family="paragraph">
      <style:paragraph-properties fo:text-align="center" style:text-autospace="none"/>
      <style:text-properties fo:font-size="36pt"/>
    </style:style>
    <style:style style:name="P11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2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4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15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17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ffffff" style:font-name="Segoe UI" fo:font-size="36pt" fo:text-shadow="1pt 1pt" fo:font-weight="normal" style:font-name-asian="Segoe UI3" style:font-size-asian="36pt" style:font-weight-asian="normal" style:font-name-complex="Segoe UI3" style:font-size-complex="36pt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36pt" fo:font-style="normal" fo:text-shadow="1pt 1pt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" fo:font-size="35pt" fo:font-style="normal" fo:text-shadow="none" style:text-underline-style="none" fo:font-weight="bold" style:letter-kerning="true" style:font-name-asian="Microsoft YaHei" style:font-size-asian="35pt" style:font-style-asian="normal" style:font-weight-asian="bold" style:font-name-complex="Mangal" style:font-size-complex="35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525</text:span></text:p>
            <text:p text:style-name="P1"><text:span text:style-name="T2">“</text:span><text:span text:style-name="T2">Crown Him with Many Crowns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146cm" svg:height="7.366cm" svg:x="1.456cm" svg:y="0.511cm">
          <draw:text-box>
            <text:p text:style-name="P4"><text:span text:style-name="T3">1. </text:span><text:span text:style-name="T4">Crown Him with many crowns,</text:span><text:span text:style-name="T4"><text:line-break/></text:span><text:span text:style-name="T4">The Lamb upon His throne;</text:span><text:span text:style-name="T4"><text:line-break/></text:span><text:span text:style-name="T4">Hark how the heav’nly anthem drowns</text:span><text:span text:style-name="T4"><text:line-break/></text:span><text:span text:style-name="T4">All music but its own</text:span><text:span text:style-name="T3">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7" draw:layer="layout" svg:width="25.146cm" svg:height="7.011cm" svg:x="1.524cm" svg:y="0.609cm">
          <draw:text-box>
            <text:p text:style-name="P6"><text:span text:style-name="T4">Awake, my soul, and sing</text:span><text:span text:style-name="T4"><text:line-break/></text:span><text:span text:style-name="T4">Of Him who died for thee,</text:span><text:span text:style-name="T4"><text:line-break/></text:span><text:span text:style-name="T4">And hail Him as thy matchless king</text:span></text:p>
            <text:p text:style-name="P6"><text:span text:style-name="T4">Through all etern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9" draw:layer="layout" svg:width="25.146cm" svg:height="7.506cm" svg:x="1.524cm" svg:y="0.622cm">
          <draw:text-box>
            <text:p text:style-name="P8"><text:span text:style-name="T6">2. </text:span><text:span text:style-name="T7">Crown Him the virgin’s Son,</text:span><text:span text:style-name="T7"><text:line-break/></text:span><text:span text:style-name="T7">The God incarnate born,</text:span></text:p>
            <text:p text:style-name="P8"><text:span text:style-name="T7">Whose arm those crimson trophies won</text:span><text:span text:style-name="T7"><text:line-break/></text:span><text:span text:style-name="T7">Which now His brow adorn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11" draw:layer="layout" svg:width="25.146cm" svg:height="7.011cm" svg:x="1.524cm" svg:y="0.508cm">
          <draw:text-box>
            <text:p text:style-name="P10"><text:span text:style-name="T7">Fruit of the mystic rose,</text:span><text:span text:style-name="T7"><text:line-break/></text:span><text:span text:style-name="T7">Yet of that rose the stem,</text:span><text:span text:style-name="T7"><text:line-break/></text:span><text:span text:style-name="T7">The root whence mercy ever flows,</text:span><text:span text:style-name="T7"><text:line-break/></text:span><text:span text:style-name="T7">The babe of Bethle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6" draw:text-style-name="P13" draw:layer="layout" svg:width="25.146cm" svg:height="8.514cm" svg:x="1.524cm" svg:y="0.63cm">
          <draw:text-box>
            <text:p text:style-name="P12"><text:span text:style-name="T6">3. </text:span><text:span text:style-name="T7">Crown Him the Lord of love.</text:span></text:p>
            <text:p text:style-name="P12"><text:span text:style-name="T7">Behold His hands and side,</text:span></text:p>
            <text:p text:style-name="P12"><text:span text:style-name="T7">Rich wounds, yet visible above,</text:span></text:p>
            <text:p text:style-name="P12"><text:span text:style-name="T7">In beauty glorified.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7" draw:text-style-name="P15" draw:layer="layout" svg:width="25.146cm" svg:height="6.964cm" svg:x="1.27cm" svg:y="0.656cm">
          <draw:text-box>
            <text:p text:style-name="P14"><text:span text:style-name="T7">No angels in the sky</text:span></text:p>
            <text:p text:style-name="P6"><text:span text:style-name="T7">Can fully bear that sight,</text:span><text:span text:style-name="T7"><text:line-break/></text:span><text:span text:style-name="T9">But downward bend their wond’ring eyes</text:span></text:p>
            <text:p text:style-name="P14"><text:span text:style-name="T7">At mysteries so br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6" draw:text-style-name="P16" draw:layer="layout" svg:width="25.146cm" svg:height="8.514cm" svg:x="1.41cm" svg:y="0.508cm">
          <draw:text-box>
            <text:p text:style-name="P4"><text:span text:style-name="T6">4. </text:span><text:span text:style-name="T7">Crown Him the Lord of life,</text:span><text:span text:style-name="T7"><text:line-break/></text:span><text:span text:style-name="T7">Who triumphed o’er the grave</text:span><text:span text:style-name="T7"><text:line-break/></text:span><text:span text:style-name="T7">And rose victorious in the strife</text:span><text:span text:style-name="T7"><text:line-break/></text:span><text:span text:style-name="T7">For those He came to sav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4" draw:text-style-name="P7" draw:layer="layout" svg:width="25.146cm" svg:height="7.011cm" svg:x="1.501cm" svg:y="0.508cm">
          <draw:text-box>
            <text:p text:style-name="P6"><text:span text:style-name="T7">His glories now we sing,</text:span><text:span text:style-name="T7"><text:line-break/></text:span><text:span text:style-name="T7">Who died and rose on high,</text:span><text:span text:style-name="T7"><text:line-break/></text:span><text:span text:style-name="T7">Who died eternal life to bring</text:span><text:span text:style-name="T7"><text:line-break/></text:span><text:span text:style-name="T7">And lives that death may di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3" draw:text-style-name="P16" draw:layer="layout" svg:width="25.146cm" svg:height="7.366cm" svg:x="1.501cm" svg:y="0.508cm">
          <draw:text-box>
            <text:p text:style-name="P4"><text:span text:style-name="T6">5. </text:span><text:span text:style-name="T7">Crown Him the Lord of heav’n,</text:span></text:p>
            <text:p text:style-name="P4"><text:span text:style-name="T7">Enthroned in worlds above,</text:span><text:span text:style-name="T7"><text:line-break/></text:span><text:span text:style-name="T7">Crown Him the king to whom is giv’n</text:span></text:p>
            <text:p text:style-name="P4"><text:span text:style-name="T7">The wondrous name of Lov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8" draw:text-style-name="P5" draw:layer="layout" svg:width="25.146cm" svg:height="11.897cm" svg:x="1.547cm" svg:y="0.655cm">
          <draw:text-box>
            <text:p text:style-name="P4"><text:span text:style-name="T7">Crown Him with many crowns</text:span></text:p>
            <text:p text:style-name="P4"><text:span text:style-name="T7">As thrones before Him fall;</text:span><text:span text:style-name="T7"><text:line-break/></text:span><text:span text:style-name="T7">Crown Him, ye kings, with many crowns,</text:span></text:p>
            <text:p text:style-name="P4"><text:span text:style-name="T7">For He is king of all.</text:span></text:p>
            <text:p text:style-name="P17"><text:span text:style-name="T10"><text:line-break/></text:span><text:span text:style-name="T10"/></text:p>
            <text:p text:style-name="P17"><text:span text:style-name="T11"/></text:p>
            <text:p text:style-name="P17"><text:span text:style-name="T11"><text:s text:c="10"/></text:span><text:span text:style-name="T11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itmap_20_18" draw:display-name="Bitmap 18" xlink:href="Pictures/1000000000000422000002536521D4F7A22AE6D8.jpg" xlink:type="simple" xlink:show="embed" xlink:actuate="onLoad"/>
    <draw:fill-image draw:name="Bitmap_20_19" draw:display-name="Bitmap 19" xlink:href="Pictures/1000000000000422000002536521D4F7A22AE6D8.jpg" xlink:type="simple" xlink:show="embed" xlink:actuate="onLoad"/>
    <draw:fill-image draw:name="Bitmap_20_20" draw:display-name="Bitmap 20" xlink:href="Pictures/1000000000000422000002536521D4F7A22AE6D8.jpg" xlink:type="simple" xlink:show="embed" xlink:actuate="onLoad"/>
    <draw:fill-image draw:name="Bitmap_20_21" draw:display-name="Bitmap 21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5T21:53:58.050000000</meta:creation-date>
    <dc:title>Hymn template</dc:title>
    <meta:editing-duration>PT33M30S</meta:editing-duration>
    <meta:editing-cycles>19</meta:editing-cycles>
    <meta:generator>LibreOffice/6.1.5.2$Windows_X86_64 LibreOffice_project/90f8dcf33c87b3705e78202e3df5142b201bd805</meta:generator>
    <meta:initial-creator>Arthur Hoch</meta:initial-creator>
    <dc:date>2019-04-18T15:53:45.191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5-04-15T21:53:57.769000000"/>
  </office:meta>
</office:document-meta>
</file>